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15ca3b" officeooo:paragraph-rsid="0015ca3b"/>
    </style:style>
    <style:style style:name="P2" style:family="paragraph" style:parent-style-name="Text_20_body">
      <style:text-properties officeooo:rsid="0015ca3b" officeooo:paragraph-rsid="0015ca3b"/>
    </style:style>
    <style:style style:name="P3" style:family="paragraph" style:parent-style-name="Text_20_body">
      <style:text-properties officeooo:rsid="001698c1" officeooo:paragraph-rsid="001698c1"/>
    </style:style>
    <style:style style:name="P4" style:family="paragraph" style:parent-style-name="Text_20_body">
      <style:text-properties officeooo:rsid="0019ff51" officeooo:paragraph-rsid="0019ff51"/>
    </style:style>
    <style:style style:name="P5" style:family="paragraph" style:parent-style-name="Preformatted_20_Text">
      <style:text-properties officeooo:rsid="00187c83" officeooo:paragraph-rsid="00187c83"/>
    </style:style>
    <style:style style:name="P6" style:family="paragraph" style:parent-style-name="Preformatted_20_Text">
      <style:text-properties officeooo:rsid="0019ff51" officeooo:paragraph-rsid="0019ff51"/>
    </style:style>
    <style:style style:name="P7" style:family="paragraph" style:parent-style-name="Preformatted_20_Text">
      <style:text-properties officeooo:rsid="001b19d3" officeooo:paragraph-rsid="001b19d3"/>
    </style:style>
    <style:style style:name="P8" style:family="paragraph" style:parent-style-name="Preformatted_20_Text">
      <style:text-properties officeooo:rsid="001c7030" officeooo:paragraph-rsid="001c7030"/>
    </style:style>
    <style:style style:name="P9" style:family="paragraph" style:parent-style-name="Preformatted_20_Text">
      <style:text-properties officeooo:rsid="001da544" officeooo:paragraph-rsid="001da544"/>
    </style:style>
    <style:style style:name="P10" style:family="paragraph" style:parent-style-name="Preformatted_20_Text">
      <style:text-properties officeooo:rsid="0021752c" officeooo:paragraph-rsid="0021752c"/>
    </style:style>
    <style:style style:name="P11" style:family="paragraph" style:parent-style-name="Preformatted_20_Text">
      <style:text-properties officeooo:rsid="00236a7d" officeooo:paragraph-rsid="00236a7d"/>
    </style:style>
    <style:style style:name="P12" style:family="paragraph" style:parent-style-name="Preformatted_20_Text">
      <style:text-properties officeooo:rsid="0024274b" officeooo:paragraph-rsid="0024274b"/>
    </style:style>
    <style:style style:name="P13" style:family="paragraph" style:parent-style-name="Preformatted_20_Text">
      <style:text-properties officeooo:rsid="0025cd3e" officeooo:paragraph-rsid="0025cd3e"/>
    </style:style>
    <style:style style:name="P14" style:family="paragraph" style:parent-style-name="Heading_20_3">
      <style:text-properties officeooo:rsid="0019ff51" officeooo:paragraph-rsid="0019ff51"/>
    </style:style>
    <style:style style:name="P15" style:family="paragraph" style:parent-style-name="Heading_20_3">
      <style:text-properties officeooo:rsid="001b19d3" officeooo:paragraph-rsid="001b19d3"/>
    </style:style>
    <style:style style:name="P16" style:family="paragraph" style:parent-style-name="Heading_20_3">
      <style:text-properties officeooo:rsid="001c7030" officeooo:paragraph-rsid="001c7030"/>
    </style:style>
    <style:style style:name="P17" style:family="paragraph" style:parent-style-name="Heading_20_3">
      <style:text-properties officeooo:rsid="00236a7d" officeooo:paragraph-rsid="00236a7d"/>
    </style:style>
    <style:style style:name="P18" style:family="paragraph" style:parent-style-name="Text_20_body">
      <style:text-properties officeooo:rsid="001b19d3" officeooo:paragraph-rsid="001b19d3"/>
    </style:style>
    <style:style style:name="P19" style:family="paragraph" style:parent-style-name="Text_20_body">
      <style:text-properties officeooo:paragraph-rsid="001b19d3"/>
    </style:style>
    <style:style style:name="P20" style:family="paragraph" style:parent-style-name="Text_20_body">
      <style:text-properties officeooo:rsid="001da544" officeooo:paragraph-rsid="001da544"/>
    </style:style>
    <style:style style:name="P21" style:family="paragraph" style:parent-style-name="Text_20_body">
      <style:text-properties officeooo:rsid="001ee558" officeooo:paragraph-rsid="001ee558"/>
    </style:style>
    <style:style style:name="P22" style:family="paragraph" style:parent-style-name="Text_20_body">
      <style:text-properties officeooo:rsid="0020ba3e" officeooo:paragraph-rsid="0020ba3e"/>
    </style:style>
    <style:style style:name="P23" style:family="paragraph" style:parent-style-name="Text_20_body">
      <style:text-properties officeooo:rsid="0021752c" officeooo:paragraph-rsid="0021752c"/>
    </style:style>
    <style:style style:name="P24" style:family="paragraph" style:parent-style-name="Text_20_body">
      <style:text-properties officeooo:rsid="00236a7d" officeooo:paragraph-rsid="00236a7d"/>
    </style:style>
    <style:style style:name="P25" style:family="paragraph" style:parent-style-name="Text_20_body">
      <style:text-properties officeooo:rsid="0025cd3e" officeooo:paragraph-rsid="0025cd3e"/>
    </style:style>
    <style:style style:name="P26" style:family="paragraph" style:parent-style-name="Text_20_body">
      <style:text-properties officeooo:rsid="00266571" officeooo:paragraph-rsid="00266571"/>
    </style:style>
    <style:style style:name="T1" style:family="text">
      <style:text-properties officeooo:rsid="001698c1"/>
    </style:style>
    <style:style style:name="T2" style:family="text">
      <style:text-properties officeooo:rsid="0016a51b"/>
    </style:style>
    <style:style style:name="T3" style:family="text">
      <style:text-properties officeooo:rsid="001c7030"/>
    </style:style>
    <style:style style:name="T4" style:family="text">
      <style:text-properties officeooo:rsid="0021752c"/>
    </style:style>
    <style:style style:name="T5" style:family="text">
      <style:text-properties officeooo:rsid="0024274b"/>
    </style:style>
    <style:style style:name="T6" style:family="text">
      <style:text-properties officeooo:rsid="0025c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 socnetapp in MEAN</text:p>
      <text:p text:style-name="P1">with the book Write Modern Web Apps with the MEAN stack</text:p>
      <text:p text:style-name="P2">Things start to get going in Chapter 4, with the angular posts.html having already been run and analyzed. So I copied it to the directory, and created package.json with the name socialapp, as per instructions right at the start of Chapter 4. It's important to use the “npm install –save {name}” syntax <text:span text:style-name="T1">to make sure the right versions are installed according to which version of node is installed (or current via the “n” app). </text:span></text:p>
      <text:h text:style-name="P14" text:outline-level="3">Commit <text:span text:style-name="T4">4.</text:span>01 <text:span text:style-name="T3">basic provisioning with package.json</text:span></text:h>
      <text:p text:style-name="P3">So I created a file “package.json” just for express and body-parser which I placed in the root directory. <text:span text:style-name="T2">I also created a .gitignore, and committed the two files to a local git repo.</text:span></text:p>
      <text:p text:style-name="Preformatted_20_Text">$ npm install --save express</text:p>
      <text:p text:style-name="Preformatted_20_Text">$ npm install --save body-parser</text:p>
      <text:p text:style-name="P5">$ node –version</text:p>
      <text:p text:style-name="P6">v0.12.1</text:p>
      <text:p text:style-name="P5">$ cat package.json</text:p>
      <text:p text:style-name="P6">{</text:p>
      <text:p text:style-name="P6"><text:s text:c="2"/>"name": "socialapp",</text:p>
      <text:p text:style-name="P6"><text:s text:c="2"/>"dependencies": {</text:p>
      <text:p text:style-name="P6"><text:s text:c="4"/>"body-parser": "^1.12.2",</text:p>
      <text:p text:style-name="P6"><text:s text:c="4"/>"express": "^4.12.3"</text:p>
      <text:p text:style-name="P6"><text:s text:c="2"/>}</text:p>
      <text:p text:style-name="P6">}</text:p>
      <text:p text:style-name="P5">$ git commit -am "Initial commit"</text:p>
      <text:p text:style-name="P5">[master (root-commit) db7185b] Initial commit</text:p>
      <text:p text:style-name="P5"><text:s/>3 files changed, 61 insertions(+)</text:p>
      <text:p text:style-name="P5"><text:s/>create mode 100644 .gitignore</text:p>
      <text:p text:style-name="P5"><text:s/>create mode 100644 package.json</text:p>
      <text:p text:style-name="P5"><text:s/>create mode 100644 posts.html</text:p>
      <text:h text:style-name="P14" text:outline-level="3">Commit <text:span text:style-name="T4">4.</text:span>02 <text:span text:style-name="T3">bare bones server</text:span></text:h>
      <text:p text:style-name="P4">Added bare bones starter server.js and ran:</text:p>
      <text:p text:style-name="Preformatted_20_Text">$ node server.js</text:p>
      <text:p text:style-name="Preformatted_20_Text">Server listening on 3000</text:p>
      <text:p text:style-name="P18">Pointing my web browser at <text:a xlink:type="simple" xlink:href="http://localhost:3000/api/posts" text:style-name="Internet_20_link" text:visited-style-name="Visited_20_Internet_20_Link">http://localhost:3000/api/posts</text:a> produced in the browser:</text:p>
      <text:p text:style-name="Preformatted_20_Text">[{"username":"dickeyxxx","body":"node rocks!"}]</text:p>
      <text:p text:style-name="P18">I commited server.js:</text:p>
      <text:p text:style-name="P7">$ git commit -am "bare bones server with express and body parser"</text:p>
      <text:p text:style-name="P7">[master ba898d7] bare bones server with express and body parser</text:p>
      <text:p text:style-name="P7"><text:s/>1 file changed, 18 insertions(+)</text:p>
      <text:p text:style-name="P7"><text:s/>create mode 100644 server.js</text:p>
      <text:h text:style-name="P16" text:outline-level="3">Commit 03 including this doc</text:h>
      <text:p text:style-name="P8">$ git commit -am "Added documentation with Libre Office doc"</text:p>
      <text:p text:style-name="P8">[master 6bd8971] Added documentation with Libre Office doc</text:p>
      <text:p text:style-name="P8"><text:s/>3 files changed, 2 insertions(+)</text:p>
      <text:p text:style-name="P8"><text:s/>create mode 100644 doc/.~lock.constructing-socnetapp-in-MEAN.odt#</text:p>
      <text:p text:style-name="P8"><text:s/>create mode 100644 doc/constructing-socnetapp-in-MEAN.odt</text:p>
      <text:h text:style-name="P15" text:outline-level="3">Commit <text:span text:style-name="T4">4.</text:span>0<text:span text:style-name="T3">4</text:span> creating POST endpoint and testing with curl</text:h>
      <text:p text:style-name="P20">We add the app.post POST request and test it with curl. The book uses the following curl statement:</text:p>
      <text:p text:style-name="P9">curl -v -H "Content-Type: application/json" -XPOST --data "{\"username\":\"dickeyxxx\", \"body\":\"node rules!\"}" localhost:3000/api/posts</text:p>
      <text:p text:style-name="P20">This works but requires the awkward, mistakes prone and hard to read escaped quotes \” .</text:p>
      <text:p text:style-name="P20">I used the following:</text:p>
      <text:p text:style-name="Preformatted_20_Text">$ curl -v -H "Content-Type: appli<text:span text:style-name="T4">cation/</text:span>json" -XPOST --data '{"username":"dickeyxxx", "body":"node rules!"}' localhost:3000/api/posts</text:p>
      <text:p text:style-name="P21">which works fine.</text:p>
      <text:p text:style-name="P23">The -v switch means verbose, the -H means header (advising that json is being sent), the -X indicates the type of request command, and --data heralds the data being included in the POST request. </text:p>
      <text:p text:style-name="P22">The terminal output from the curl command is:</text:p>
      <text:p text:style-name="Preformatted_20_Text">* Hostname was NOT found in DNS cache</text:p>
      <text:p text:style-name="Preformatted_20_Text">* <text:s text:c="2"/>Trying 127.0.0.1...</text:p>
      <text:p text:style-name="Preformatted_20_Text">* Connected to localhost (127.0.0.1) port 3000 (#0)</text:p>
      <text:p text:style-name="Preformatted_20_Text">&gt; POST /api/posts HTTP/1.1</text:p>
      <text:p text:style-name="Preformatted_20_Text">&gt; User-Agent: curl/7.37.1</text:p>
      <text:p text:style-name="Preformatted_20_Text">&gt; Host: localhost:3000</text:p>
      <text:p text:style-name="Preformatted_20_Text">&gt; Accept: */*</text:p>
      <text:p text:style-name="Preformatted_20_Text">&gt; Content-Type: application/json</text:p>
      <text:p text:style-name="Preformatted_20_Text">&gt; Content-Length: 46</text:p>
      <text:p text:style-name="Preformatted_20_Text">&gt;</text:p>
      <text:p text:style-name="Preformatted_20_Text">* upload completely sent off: 46 out of 46 bytes</text:p>
      <text:p text:style-name="Preformatted_20_Text">&lt; HTTP/1.1 201 Created</text:p>
      <text:p text:style-name="Preformatted_20_Text">&lt; X-Powered-By: Express</text:p>
      <text:p text:style-name="Preformatted_20_Text">&lt; Content-Type: text/plain; charset=utf-8</text:p>
      <text:p text:style-name="Preformatted_20_Text">&lt; Content-Length: 7</text:p>
      <text:p text:style-name="Preformatted_20_Text">&lt; ETag: W/"7-7d808e24"</text:p>
      <text:p text:style-name="Preformatted_20_Text">&lt; Date: Tue, 31 Mar 2015 16:37:43 GMT</text:p>
      <text:p text:style-name="Preformatted_20_Text">&lt; Connection: keep-alive</text:p>
      <text:p text:style-name="Preformatted_20_Text">&lt;</text:p>
      <text:p text:style-name="Preformatted_20_Text">* Connection #0 to host localhost left intact</text:p>
      <text:p text:style-name="P22">and the running server.js console log says:</text:p>
      <text:p text:style-name="Preformatted_20_Text">post received!</text:p>
      <text:p text:style-name="Preformatted_20_Text">dickeyxxx</text:p>
      <text:p text:style-name="Preformatted_20_Text">node rules!</text:p>
      <text:p text:style-name="P11">$ node server.js</text:p>
      <text:p text:style-name="P11">Server listening on 3000</text:p>
      <text:p text:style-name="P11">post received!</text:p>
      <text:p text:style-name="P11">dickeyxxx</text:p>
      <text:p text:style-name="P11">node rules!</text:p>
      <text:p text:style-name="P11">express deprecated res.send(status): Use res.sendStatus(status) instead server.js:20:7</text:p>
      <text:p text:style-name="P11"/>
      <text:p text:style-name="P22">We commit:</text:p>
      <text:p text:style-name="P10">$ git commit -am "Created POST endpoint and tested with curl"</text:p>
      <text:p text:style-name="P10">[master 0cf08d4] Created POST endpoint and tested with curl</text:p>
      <text:p text:style-name="P10"><text:s/>3 files changed, 7 insertions(+), 1 deletion(-)</text:p>
      <text:p text:style-name="P10"><text:s/>delete mode 100644 doc/.~lock.constructing-socnetapp-in-MEAN.odt#</text:p>
      <text:p text:style-name="P10"><text:s/>rewrite doc/constructing-socnetapp-in-MEAN.odt (94%)</text:p>
      <text:h text:style-name="P17" text:outline-level="3">Commit 4.04b<text:span text:style-name="T5">is</text:span></text:h>
      <text:p text:style-name="P24">Express gave a warning when it returned the successfully POST'd data:</text:p>
      <text:p text:style-name="P11">express deprecated res.send(status): Use res.sendStatus(status) instead server.js:20:7</text:p>
      <text:p text:style-name="P24">So we make that change:</text:p>
      <text:p text:style-name="Preformatted_20_Text"/>
      <text:p text:style-name="P24">and commit:</text:p>
      <text:p text:style-name="P12">$ git status</text:p>
      <text:p text:style-name="P12"># On branch master</text:p>
      <text:p text:style-name="P12"># Changes not staged for commit:</text:p>
      <text:p text:style-name="P12"># <text:s text:c="2"/>(use "git add &lt;file&gt;..." to update what will be committed)</text:p>
      <text:p text:style-name="P12"># <text:s text:c="2"/>(use "git checkout -- &lt;file&gt;..." to discard changes in working directory)</text:p>
      <text:p text:style-name="P12">#</text:p>
      <text:p text:style-name="P12">#<text:tab/>modified: <text:s text:c="2"/>server.js</text:p>
      <text:p text:style-name="P12">#</text:p>
      <text:p text:style-name="P12">no changes added to commit (use "git add" and/or "git commit -a")</text:p>
      <text:p text:style-name="P12">Victors-MacBook-Air:socnetapp victorkane$ git diff</text:p>
      <text:p text:style-name="P12">diff --git a/server.js b/server.js</text:p>
      <text:p text:style-name="P12">index 390a03a..cda40a2 100644</text:p>
      <text:p text:style-name="P12">--- a/server.js</text:p>
      <text:p text:style-name="P12">+++ b/server.js</text:p>
      <text:p text:style-name="P12">@@ -17,7 +17,7 @@ app.post('/api/posts', function (req, res) {</text:p>
      <text:p text:style-name="P12"><text:s text:c="3"/>console.log('post received!')</text:p>
      <text:p text:style-name="P12"><text:s text:c="3"/>console.log(req.body.username)</text:p>
      <text:p text:style-name="P12"><text:s text:c="3"/>console.log(req.body.body)</text:p>
      <text:p text:style-name="P12">- <text:s/>res.send(201)</text:p>
      <text:p text:style-name="P12">+ <text:s/>res.sendStatus(201)</text:p>
      <text:p text:style-name="P12"><text:s/>})</text:p>
      <text:p text:style-name="P12"/>
      <text:p text:style-name="P12"><text:s/>app.listen(3000, function () {</text:p>
      <text:p text:style-name="P12">Victors-MacBook-Air:socnetapp victorkane$ git commit -am "replaced deprecated express method"</text:p>
      <text:p text:style-name="P12">[master 4a1a6eb] replaced deprecated express method</text:p>
      <text:p text:style-name="P12"><text:s/>1 file changed, 1 insertion(+), 1 deletion(-)</text:p>
      <text:h text:style-name="Heading_20_3" text:outline-level="3">Commit <text:span text:style-name="T4">4.0</text:span>5 <text:span text:style-name="T6">MongoDB Models with Mongoose</text:span></text:h>
      <text:p text:style-name="P25">At this point we must have mongodb installed. On my MacBook Air, that's done with homebrew. Perhaps you are running a VM or VSP and install using your operating system package manager.</text:p>
      <text:p text:style-name="P25">First we make sure mongodb is running, maybe in a terminal we will leave open:</text:p>
      <text:p text:style-name="Preformatted_20_Text">$ mongod</text:p>
      <text:p text:style-name="Preformatted_20_Text">all output going to: /usr/local/var/log/mongodb/mongo.log</text:p>
      <text:p text:style-name="P25">We leave that and in another terminal we execute mongo the MongoDB shell, mongo, which we execute and run through its paces just a bit:</text:p>
      <text:p text:style-name="P13">$ mongo</text:p>
      <text:p text:style-name="P13">MongoDB shell version: 2.2.2</text:p>
      <text:p text:style-name="P13">connecting to: test</text:p>
      <text:p text:style-name="P13">&gt; show dbs</text:p>
      <text:p text:style-name="P13">csbook-todos<text:tab/>0.203125GB</text:p>
      <text:p text:style-name="P13">library_database<text:tab/>0.203125GB</text:p>
      <text:p text:style-name="P13">lit2012<text:tab/>0.203125GB</text:p>
      <text:p text:style-name="P13">local<text:tab/>(empty)</text:p>
      <text:p text:style-name="P13">nodebackbone<text:tab/>0.203125GB</text:p>
      <text:p text:style-name="P13">&gt; use csbook-todos</text:p>
      <text:p text:style-name="P13">switched to db csbook-todos</text:p>
      <text:p text:style-name="P13">&gt; show collections</text:p>
      <text:p text:style-name="P13">system.indexes</text:p>
      <text:p text:style-name="P13">todos</text:p>
      <text:p text:style-name="P13">&gt; db.todos.find()</text:p>
      <text:p text:style-name="P13">{ "title" : "Learn coffee script", "_id" : ObjectId("5107e05b3d90e3ef11000002"), "created_at" : ISODate("2013-01-29T14:44:43.812Z"), "state" : "pending" }</text:p>
      <text:p text:style-name="P13">{ "title" : "one", "_id" : ObjectId("5107e07ed8c140f511000001"), "created_at" : ISODate("2013-01-29T14:45:18.129Z"), "state" : "pending" }</text:p>
      <text:p text:style-name="P13">{ "title" : "this", "_id" : ObjectId("5107e13851aefb0e12000001"), "created_at" : ISODate("2013-01-29T14:48:24.008Z"), "state" : "pending" }</text:p>
      <text:p text:style-name="P13">{ "_id" : ObjectId("5107e0b9d378ecfe11000001"), "created_at" : ISODate("2013-01-29T14:46:17.072Z"), "state" : "pending", "title" : "oneone" }</text:p>
      <text:p text:style-name="P13">{ "title" : "yeah", "_id" : ObjectId("5107e23e6bd7452912000002"), "created_at" : ISODate("2013-01-29T14:52:46.333Z"), "state" : "pending" }</text:p>
      <text:p text:style-name="P13">{ "title" : "seven", "_id" : ObjectId("5107e4b705a5d6c017000001"), "created_at" : ISODate("2013-01-29T15:03:19.201Z"), "state" : "pending" }</text:p>
      <text:p text:style-name="P26">Now that we know it is running, we can connect to MongoDB from our app using the <text:a xlink:type="simple" xlink:href="http://mongoosejs.com/" text:style-name="Internet_20_link" text:visited-style-name="Visited_20_Internet_20_Link">mongoose</text:a> ODM (Object Document Mapper, “elegant <text:a xlink:type="simple" xlink:href="http://www.mongodb.org/" text:style-name="Internet_20_link" text:visited-style-name="Visited_20_Internet_20_Link">mongodb</text:a> object modeling for <text:a xlink:type="simple" xlink:href="http://nodejs.org/" text:style-name="Internet_20_link" text:visited-style-name="Visited_20_Internet_20_Link">node.js</text:a>”).</text:p>
      <text:p text:style-name="P26">First we add mongoose to the project:</text:p>
      <text:p text:style-name="Preformatted_20_Text">$ npm install --save mongoose</text:p>
      <text:p text:style-name="P2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3:18.965272000</meta:creation-date>
    <dc:date>2015-03-31T17:05:45.491965000</dc:date>
    <meta:editing-duration>PT3H24M26S</meta:editing-duration>
    <meta:editing-cycles>8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145" meta:word-count="946" meta:character-count="6667" meta:non-whitespace-character-count="5823"/>
  </office:meta>
</office:document-meta>
</file>